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ef8" officeooo:paragraph-rsid="00107ef8"/>
    </style:style>
    <style:style style:name="P2" style:family="paragraph" style:parent-style-name="Standard">
      <style:text-properties officeooo:rsid="00107ef8" officeooo:paragraph-rsid="0011ab86"/>
    </style:style>
    <style:style style:name="P3" style:family="paragraph" style:parent-style-name="Standard">
      <style:text-properties officeooo:rsid="00107ef8" officeooo:paragraph-rsid="00154503"/>
    </style:style>
    <style:style style:name="P4" style:family="paragraph" style:parent-style-name="Standard">
      <style:text-properties officeooo:rsid="00107ef8" officeooo:paragraph-rsid="0015b7b2"/>
    </style:style>
    <style:style style:name="P5" style:family="paragraph" style:parent-style-name="Standard">
      <style:text-properties fo:font-weight="bold" officeooo:rsid="00107ef8" officeooo:paragraph-rsid="0011ab86" style:font-weight-asian="bold" style:font-weight-complex="bold"/>
    </style:style>
    <style:style style:name="P6" style:family="paragraph" style:parent-style-name="Standard">
      <style:text-properties fo:font-weight="bold" officeooo:rsid="00107ef8" officeooo:paragraph-rsid="0012b25b" style:font-weight-asian="bold" style:font-weight-complex="bold"/>
    </style:style>
    <style:style style:name="P7" style:family="paragraph" style:parent-style-name="Standard">
      <style:text-properties fo:font-weight="bold" officeooo:rsid="0014d8c4" officeooo:paragraph-rsid="0014d8c4" style:font-weight-asian="bold" style:font-weight-complex="bold"/>
    </style:style>
    <style:style style:name="P8" style:family="paragraph" style:parent-style-name="Standard">
      <style:text-properties officeooo:paragraph-rsid="0011ab86"/>
    </style:style>
    <style:style style:name="P9" style:family="paragraph" style:parent-style-name="Standard">
      <style:text-properties officeooo:paragraph-rsid="00154503"/>
    </style:style>
    <style:style style:name="P10" style:family="paragraph" style:parent-style-name="Standard">
      <style:text-properties officeooo:paragraph-rsid="00107ef8"/>
    </style:style>
    <style:style style:name="P11" style:family="paragraph" style:parent-style-name="Standard">
      <style:text-properties officeooo:paragraph-rsid="001be98f"/>
    </style:style>
    <style:style style:name="P12" style:family="paragraph" style:parent-style-name="Standard">
      <style:text-properties officeooo:paragraph-rsid="001dea8d"/>
    </style:style>
    <style:style style:name="P13" style:family="paragraph" style:parent-style-name="Standard">
      <style:paragraph-properties fo:break-before="page"/>
      <style:text-properties fo:font-weight="bold" officeooo:rsid="00107ef8" officeooo:paragraph-rsid="0012b25b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officeooo:rsid="00107ef8" officeooo:paragraph-rsid="0011ab86" style:font-weight-asian="bold" style:font-weight-complex="bold"/>
    </style:style>
    <style:style style:name="P15" style:family="paragraph" style:parent-style-name="Standard">
      <style:paragraph-properties fo:break-before="page"/>
      <style:text-properties fo:font-weight="bold" officeooo:rsid="0019be7a" officeooo:paragraph-rsid="0019be7a" style:font-weight-asian="bold" style:font-weight-complex="bold"/>
    </style:style>
    <style:style style:name="P16" style:family="paragraph" style:parent-style-name="Standard">
      <style:paragraph-properties fo:break-before="page"/>
      <style:text-properties fo:font-weight="bold" officeooo:rsid="0014d8c4" officeooo:paragraph-rsid="0014d8c4" style:font-weight-asian="bold" style:font-weight-complex="bold"/>
    </style:style>
    <style:style style:name="P17" style:family="paragraph" style:parent-style-name="Standard">
      <style:text-properties fo:font-weight="bold" officeooo:rsid="00107ef8" officeooo:paragraph-rsid="001f07ad" style:font-weight-asian="bold" style:font-weight-complex="bold"/>
    </style:style>
    <style:style style:name="P18" style:family="paragraph" style:parent-style-name="Standard">
      <style:text-properties fo:font-weight="bold" officeooo:rsid="00107ef8" officeooo:paragraph-rsid="00216ddc" style:font-weight-asian="bold" style:font-weight-complex="bold"/>
    </style:style>
    <style:style style:name="P19" style:family="paragraph" style:parent-style-name="Standard">
      <style:text-properties fo:font-weight="bold" officeooo:rsid="00107ef8" officeooo:paragraph-rsid="0027f375" style:font-weight-asian="bold" style:font-weight-complex="bold"/>
    </style:style>
    <style:style style:name="P20" style:family="paragraph" style:parent-style-name="Standard">
      <style:text-properties fo:font-weight="bold" officeooo:rsid="00107ef8" officeooo:paragraph-rsid="002c4903" style:font-weight-asian="bold" style:font-weight-complex="bold"/>
    </style:style>
    <style:style style:name="P21" style:family="paragraph" style:parent-style-name="Standard">
      <style:text-properties fo:font-weight="bold" officeooo:paragraph-rsid="002f51ad" style:font-weight-asian="bold" style:font-weight-complex="bold"/>
    </style:style>
    <style:style style:name="P22" style:family="paragraph" style:parent-style-name="Standard">
      <style:text-properties fo:font-weight="normal" officeooo:rsid="00107ef8" officeooo:paragraph-rsid="00278430" style:font-weight-asian="normal" style:font-weight-complex="normal"/>
    </style:style>
    <style:style style:name="P23" style:family="paragraph" style:parent-style-name="Standard">
      <style:text-properties fo:font-weight="normal" officeooo:rsid="0023a585" officeooo:paragraph-rsid="0023a585" style:font-weight-asian="normal" style:font-weight-complex="normal"/>
    </style:style>
    <style:style style:name="P24" style:family="paragraph" style:parent-style-name="Standard">
      <style:text-properties fo:font-weight="normal" officeooo:rsid="0023a585" officeooo:paragraph-rsid="0025601d" style:font-weight-asian="normal" style:font-weight-complex="normal"/>
    </style:style>
    <style:style style:name="P25" style:family="paragraph" style:parent-style-name="Standard">
      <style:text-properties officeooo:paragraph-rsid="0025601d"/>
    </style:style>
    <style:style style:name="P26" style:family="paragraph" style:parent-style-name="Standard">
      <style:text-properties officeooo:paragraph-rsid="001be98f"/>
    </style:style>
    <style:style style:name="P27" style:family="paragraph" style:parent-style-name="Standard">
      <style:text-properties officeooo:paragraph-rsid="00278430"/>
    </style:style>
    <style:style style:name="P28" style:family="paragraph" style:parent-style-name="Standard">
      <style:text-properties officeooo:paragraph-rsid="0027f375"/>
    </style:style>
    <style:style style:name="P29" style:family="paragraph" style:parent-style-name="Standard">
      <style:text-properties officeooo:paragraph-rsid="002c4903"/>
    </style:style>
    <style:style style:name="P30" style:family="paragraph" style:parent-style-name="Standard">
      <style:text-properties officeooo:rsid="0019ea8b" officeooo:paragraph-rsid="0019ea8b"/>
    </style:style>
    <style:style style:name="P31" style:family="paragraph" style:parent-style-name="Standard">
      <style:text-properties officeooo:rsid="0019ea8b" officeooo:paragraph-rsid="002f3940"/>
    </style:style>
    <style:style style:name="P32" style:family="paragraph" style:parent-style-name="Standard">
      <style:text-properties officeooo:rsid="0019ea8b" officeooo:paragraph-rsid="002f406a"/>
    </style:style>
    <style:style style:name="P33" style:family="paragraph" style:parent-style-name="Standard">
      <style:text-properties officeooo:rsid="0019ea8b" officeooo:paragraph-rsid="002ffc2a"/>
    </style:style>
    <style:style style:name="P34" style:family="paragraph" style:parent-style-name="Standard">
      <style:text-properties officeooo:paragraph-rsid="002ffc2a"/>
    </style:style>
    <style:style style:name="P35" style:family="paragraph" style:parent-style-name="Standard">
      <style:paragraph-properties fo:break-before="page"/>
      <style:text-properties fo:font-weight="bold" officeooo:rsid="0019ea8b" officeooo:paragraph-rsid="0019ea8b" style:font-weight-asian="bold" style:font-weight-complex="bold"/>
    </style:style>
    <style:style style:name="P36" style:family="paragraph" style:parent-style-name="Standard">
      <style:paragraph-properties fo:break-before="page"/>
      <style:text-properties fo:font-weight="bold" officeooo:rsid="0019ea8b" officeooo:paragraph-rsid="002f406a" style:font-weight-asian="bold" style:font-weight-complex="bold"/>
    </style:style>
    <style:style style:name="P37" style:family="paragraph" style:parent-style-name="Standard">
      <style:paragraph-properties fo:break-before="page"/>
      <style:text-properties officeooo:paragraph-rsid="00278430"/>
    </style:style>
    <style:style style:name="T1" style:family="text">
      <style:text-properties officeooo:rsid="0012b25b"/>
    </style:style>
    <style:style style:name="T2" style:family="text">
      <style:text-properties officeooo:rsid="00136edd"/>
    </style:style>
    <style:style style:name="T3" style:family="text">
      <style:text-properties officeooo:rsid="0014d8c4"/>
    </style:style>
    <style:style style:name="T4" style:family="text">
      <style:text-properties officeooo:rsid="00154503"/>
    </style:style>
    <style:style style:name="T5" style:family="text">
      <style:text-properties fo:font-weight="bold" officeooo:rsid="0014d8c4" style:font-weight-asian="bold" style:font-weight-complex="bold"/>
    </style:style>
    <style:style style:name="T6" style:family="text">
      <style:text-properties fo:font-weight="bold" officeooo:rsid="00154503" style:font-weight-asian="bold" style:font-weight-complex="bold"/>
    </style:style>
    <style:style style:name="T7" style:family="text">
      <style:text-properties fo:font-weight="bold" officeooo:rsid="001be98f" style:font-weight-asian="bold" style:font-weight-complex="bold"/>
    </style:style>
    <style:style style:name="T8" style:family="text">
      <style:text-properties fo:font-weight="bold" officeooo:rsid="001ce252" style:font-weight-asian="bold" style:font-weight-complex="bold"/>
    </style:style>
    <style:style style:name="T9" style:family="text">
      <style:text-properties fo:font-weight="bold" officeooo:rsid="001dea8d" style:font-weight-asian="bold" style:font-weight-complex="bold"/>
    </style:style>
    <style:style style:name="T10" style:family="text">
      <style:text-properties fo:font-weight="bold" officeooo:rsid="001f07ad" style:font-weight-asian="bold" style:font-weight-complex="bold"/>
    </style:style>
    <style:style style:name="T11" style:family="text">
      <style:text-properties fo:font-weight="bold" officeooo:rsid="0025a3ed" style:font-weight-asian="bold" style:font-weight-complex="bold"/>
    </style:style>
    <style:style style:name="T12" style:family="text">
      <style:text-properties fo:font-weight="bold" officeooo:rsid="00107ef8" style:font-weight-asian="bold" style:font-weight-complex="bold"/>
    </style:style>
    <style:style style:name="T13" style:family="text">
      <style:text-properties fo:font-weight="bold" officeooo:rsid="002f51ad" style:font-weight-asian="bold" style:font-weight-complex="bold"/>
    </style:style>
    <style:style style:name="T14" style:family="text">
      <style:text-properties fo:font-weight="bold" officeooo:rsid="00202e38" style:font-weight-asian="bold" style:font-weight-complex="bold"/>
    </style:style>
    <style:style style:name="T15" style:family="text">
      <style:text-properties fo:font-weight="bold" officeooo:rsid="002ffc2a" style:font-weight-asian="bold" style:font-weight-complex="bold"/>
    </style:style>
    <style:style style:name="T16" style:family="text">
      <style:text-properties fo:font-weight="bold" officeooo:rsid="0027f375" style:font-weight-asian="bold" style:font-weight-complex="bold"/>
    </style:style>
    <style:style style:name="T17" style:family="text">
      <style:text-properties officeooo:rsid="00107ef8"/>
    </style:style>
    <style:style style:name="T18" style:family="text">
      <style:text-properties officeooo:rsid="0015b7b2"/>
    </style:style>
    <style:style style:name="T19" style:family="text">
      <style:text-properties officeooo:rsid="0017869d"/>
    </style:style>
    <style:style style:name="T20" style:family="text">
      <style:text-properties officeooo:rsid="0018cbe8"/>
    </style:style>
    <style:style style:name="T21" style:family="text">
      <style:text-properties officeooo:rsid="00202e38"/>
    </style:style>
    <style:style style:name="T22" style:family="text">
      <style:text-properties officeooo:rsid="00216ddc"/>
    </style:style>
    <style:style style:name="T23" style:family="text">
      <style:text-properties officeooo:rsid="0022ad4a"/>
    </style:style>
    <style:style style:name="T24" style:family="text">
      <style:text-properties officeooo:rsid="0023a585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2ad4a" style:font-weight-asian="normal" style:font-weight-complex="normal"/>
    </style:style>
    <style:style style:name="T27" style:family="text">
      <style:text-properties fo:font-weight="normal" officeooo:rsid="00107ef8" style:font-weight-asian="normal" style:font-weight-complex="normal"/>
    </style:style>
    <style:style style:name="T28" style:family="text">
      <style:text-properties fo:font-weight="normal" officeooo:rsid="0023a585" style:font-weight-asian="normal" style:font-weight-complex="normal"/>
    </style:style>
    <style:style style:name="T29" style:family="text">
      <style:text-properties fo:font-weight="normal" officeooo:rsid="00278430" style:font-weight-asian="normal" style:font-weight-complex="normal"/>
    </style:style>
    <style:style style:name="T30" style:family="text">
      <style:text-properties fo:font-weight="normal" officeooo:rsid="0027f375" style:font-weight-asian="normal" style:font-weight-complex="normal"/>
    </style:style>
    <style:style style:name="T31" style:family="text">
      <style:text-properties fo:font-weight="normal" officeooo:rsid="0029679b" style:font-weight-asian="normal" style:font-weight-complex="normal"/>
    </style:style>
    <style:style style:name="T32" style:family="text">
      <style:text-properties fo:font-weight="normal" officeooo:rsid="002ca8b2" style:font-weight-asian="normal" style:font-weight-complex="normal"/>
    </style:style>
    <style:style style:name="T33" style:family="text">
      <style:text-properties fo:font-weight="normal" officeooo:rsid="002f3940" style:font-weight-asian="normal" style:font-weight-complex="normal"/>
    </style:style>
    <style:style style:name="T34" style:family="text">
      <style:text-properties fo:font-weight="normal" officeooo:rsid="0017869d" style:font-weight-asian="normal" style:font-weight-complex="normal"/>
    </style:style>
    <style:style style:name="T35" style:family="text">
      <style:text-properties fo:font-weight="normal" officeooo:rsid="002f406a" style:font-weight-asian="normal" style:font-weight-complex="normal"/>
    </style:style>
    <style:style style:name="T36" style:family="text">
      <style:text-properties fo:font-weight="normal" officeooo:rsid="0014d8c4" style:font-weight-asian="normal" style:font-weight-complex="normal"/>
    </style:style>
    <style:style style:name="T37" style:family="text">
      <style:text-properties fo:font-weight="normal" officeooo:rsid="002a4ec9" style:font-weight-asian="normal" style:font-weight-complex="normal"/>
    </style:style>
    <style:style style:name="T38" style:family="text">
      <style:text-properties fo:font-weight="normal" officeooo:rsid="00202e38" style:font-weight-asian="normal" style:font-weight-complex="normal"/>
    </style:style>
    <style:style style:name="T39" style:family="text">
      <style:text-properties fo:font-weight="normal" officeooo:rsid="002c4903" style:font-weight-asian="normal" style:font-weight-complex="normal"/>
    </style:style>
    <style:style style:name="T40" style:family="text">
      <style:text-properties fo:font-weight="normal" officeooo:rsid="002f51ad" style:font-weight-asian="normal" style:font-weight-complex="normal"/>
    </style:style>
    <style:style style:name="T41" style:family="text">
      <style:text-properties officeooo:rsid="0025601d"/>
    </style:style>
    <style:style style:name="T42" style:family="text">
      <style:text-properties officeooo:rsid="00278430"/>
    </style:style>
    <style:style style:name="T43" style:family="text">
      <style:text-properties officeooo:rsid="0027f375"/>
    </style:style>
    <style:style style:name="T44" style:family="text">
      <style:text-properties officeooo:rsid="0029679b"/>
    </style:style>
    <style:style style:name="T45" style:family="text">
      <style:text-properties officeooo:rsid="002a4ec9"/>
    </style:style>
    <style:style style:name="T46" style:family="text">
      <style:text-properties officeooo:rsid="002bdc15"/>
    </style:style>
    <style:style style:name="T47" style:family="text">
      <style:text-properties officeooo:rsid="002c4903"/>
    </style:style>
    <style:style style:name="T48" style:family="text">
      <style:text-properties officeooo:rsid="002ca8b2"/>
    </style:style>
    <style:style style:name="T49" style:family="text">
      <style:text-properties officeooo:rsid="002e6eeb"/>
    </style:style>
    <style:style style:name="T50" style:family="text">
      <style:text-properties officeooo:rsid="002f3940"/>
    </style:style>
    <style:style style:name="T51" style:family="text">
      <style:text-properties officeooo:rsid="002f406a"/>
    </style:style>
    <style:style style:name="T52" style:family="text">
      <style:text-properties officeooo:rsid="002f51ad"/>
    </style:style>
    <style:style style:name="T53" style:family="text">
      <style:text-properties officeooo:rsid="002ffc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tity Types:</text:p>
      <text:p text:style-name="P5">00 00 : 0 ?</text:p>
      <text:p text:style-name="P5">00 01 : N/A</text:p>
      <text:p text:style-name="P5">00 02 : Scenery</text:p>
      <text:p text:style-name="P5">00 03 : Player Spawn</text:p>
      <text:p text:style-name="P5">00 04 : N/A</text:p>
      <text:p text:style-name="P5">00 05 : Creatures</text:p>
      <text:p text:style-name="P5">00 06 : N/A</text:p>
      <text:p text:style-name="P5">00 07 : Weather</text:p>
      <text:p text:style-name="P5">00 08 : N/A</text:p>
      <text:p text:style-name="P5">00 09 : N/A</text:p>
      <text:p text:style-name="P5">00 0A : Effects</text:p>
      <text:p text:style-name="P5">00 0B : Switches</text:p>
      <text:p text:style-name="P5">00 0C : Spells</text:p>
      <text:p text:style-name="P5">00 0D : N/A</text:p>
      <text:p text:style-name="P5">00 0E : N/A</text:p>
      <text:p text:style-name="P5">00 0F : N/A </text:p>
      <text:p text:style-name="P5"/>
      <text:p text:style-name="P6"/>
      <text:p text:style-name="P13"><text:span text:style-name="T2">0x</text:span><text:span text:style-name="T1">02-</text:span>Scenery Subtypes</text:p>
      <text:p text:style-name="P6">0- tree</text:p>
      <text:p text:style-name="P6">1- statue1</text:p>
      <text:p text:style-name="P6">2- stonehange</text:p>
      <text:p text:style-name="P6">3- statue2</text:p>
      <text:p text:style-name="P6">4- small carpet1</text:p>
      <text:p text:style-name="P6">5- small carpet2</text:p>
      <text:p text:style-name="P6">6-</text:p>
      <text:p text:style-name="P6">7- barrel</text:p>
      <text:p text:style-name="P6">8- vase</text:p>
      <text:p text:style-name="P15">0x03-Player Spawn</text:p>
      <text:p text:style-name="P5"/>
      <text:p text:style-name="P5"/>
      <text:p text:style-name="P14"><text:span text:style-name="T2">0x05-</text:span>Creatures Subtypes</text:p>
      <text:p text:style-name="P5">0 - flying worm</text:p>
      <text:p text:style-name="P5">1 - goat</text:p>
      <text:p text:style-name="P5">2 - bee</text:p>
      <text:p text:style-name="P5">3 - worm</text:p>
      <text:p text:style-name="P5">4 - archer</text:p>
      <text:p text:style-name="P5">6 - ?Crab?</text:p>
      <text:p text:style-name="P5">7 - ?Kraken?</text:p>
      <text:p text:style-name="P5">8 - ?Griffon?</text:p>
      <text:p text:style-name="P5">9 - ?skeleton? archer2</text:p>
      <text:p text:style-name="P5">10 - ?Emu?</text:p>
      <text:p text:style-name="P5">11 - ?Genie?</text:p>
      <text:p text:style-name="P5">12 - Builder(villiger)</text:p>
      <text:p text:style-name="P5">13 - Townie(villiger)</text:p>
      <text:p text:style-name="P5">14 - Trader(villiger)</text:p>
      <text:p text:style-name="P5">15 - exploded humans(with hair flag)</text:p>
      <text:p text:style-name="P5">16 - wyvern</text:p>
      <text:p text:style-name="P5">17 - strong leon creature</text:p>
      <text:p text:style-name="P5">18 - head</text:p>
      <text:p text:style-name="P5">19 - firefly</text:p>
      <text:p text:style-name="P5">20 - spider</text:p>
      <text:p text:style-name="P5">21 - skiping diablos</text:p>
      <text:p text:style-name="P5">22 - flying mana</text:p>
      <text:p text:style-name="P5">23 - ballons</text:p>
      <text:p text:style-name="P5">24 -</text:p>
      <text:p text:style-name="P5">25 - flying creatures</text:p>
      <text:p text:style-name="P5">26 - mumie</text:p>
      <text:p text:style-name="P5">27 - big dragon</text:p>
      <text:p text:style-name="P5">28 - mana</text:p>
      <text:p text:style-name="P5">29 -</text:p>
      <text:p text:style-name="P5">30 -</text:p>
      <text:p text:style-name="P5"/>
      <text:p text:style-name="P7"/>
      <text:p text:style-name="P16">0x0A-Effects</text:p>
      <text:p text:style-name="P7"/>
      <text:p text:style-name="P17"><text:span text:style-name="T3">0x0A,0x</text:span><text:span text:style-name="T21">0</text:span><text:span text:style-name="T3">1 </text:span><text:span text:style-name="T41">quick fair</text:span></text:p>
      <text:p text:style-name="P25"><text:span text:style-name="T27">DisId:</text:span><text:span text:style-name="T28">same as id </text:span><text:span text:style-name="T29">switch</text:span></text:p>
      <text:p text:style-name="P22"><text:span text:style-name="T24">Stag</text:span>:<text:span text:style-name="T24">same as id </text:span><text:span text:style-name="T42">switch</text:span></text:p>
      <text:p text:style-name="P24"/>
      <text:p text:style-name="P18"><text:span text:style-name="T3">0x0A,0x</text:span><text:span text:style-name="T21">0</text:span><text:span text:style-name="T22">5 </text:span>?<text:span text:style-name="T23">sound</text:span></text:p>
      <text:p text:style-name="P22">DisId:<text:span text:style-name="T24">same as id </text:span><text:span text:style-name="T42">switch</text:span></text:p>
      <text:p text:style-name="P22"><text:span text:style-name="T24">Stag</text:span>:<text:span text:style-name="T24">same as id </text:span><text:span text:style-name="T42">switch</text:span></text:p>
      <text:p text:style-name="P23">PAR1:1 – <text:span text:style-name="T46">sound id?</text:span></text:p>
      <text:p text:style-name="P5"/>
      <text:p text:style-name="P5"><text:span text:style-name="T3">0x0A,0x1D-</text:span>Path<text:span text:style-name="T4">(visual path)</text:span></text:p>
      <text:p text:style-name="P2">DisId:0xffff</text:p>
      <text:p text:style-name="P4"><text:span text:style-name="T4">StageTag</text:span>:<text:span text:style-name="T18">1</text:span></text:p>
      <text:p text:style-name="P8"><text:span text:style-name="T19">par1</text:span><text:span text:style-name="T17">:next</text:span></text:p>
      <text:p text:style-name="P10"><text:span text:style-name="T19">par2</text:span><text:span text:style-name="T17">:previous</text:span></text:p>
      <text:p text:style-name="P1"/>
      <text:p text:style-name="P9"><text:span text:style-name="T5">0x0A,0x</text:span><text:span text:style-name="T6">2</text:span><text:span text:style-name="T5">D-</text:span><text:span text:style-name="T6">Terrain Modification</text:span></text:p>
      <text:p text:style-name="P3">DisId:0xffff</text:p>
      <text:p text:style-name="P9"><text:span text:style-name="T4">StageTag</text:span><text:span text:style-name="T17">:0xffff</text:span></text:p>
      <text:p text:style-name="P9"><text:span text:style-name="T19">par1</text:span><text:span text:style-name="T17">:</text:span><text:span text:style-name="T4">subsub</text:span><text:span text:style-name="T20">type</text:span></text:p>
      <text:p text:style-name="P9"/>
      <text:p text:style-name="P12"><text:span text:style-name="T5">0x0A,0x</text:span><text:span text:style-name="T7">3</text:span><text:span text:style-name="T9">B</text:span><text:span text:style-name="T5">-</text:span><text:span text:style-name="T10">Smoke</text:span></text:p>
      <text:p text:style-name="P11"><text:span text:style-name="T5">0x0A,0x</text:span><text:span text:style-name="T7">3C</text:span><text:span text:style-name="T5">-</text:span><text:span text:style-name="T8">Smoke</text:span><text:span text:style-name="T10">2</text:span></text:p>
      <text:p text:style-name="P37"><text:span text:style-name="T10">0x0</text:span><text:span text:style-name="T11">B</text:span><text:span text:style-name="T10">-</text:span><text:span text:style-name="T12">Switches</text:span></text:p>
      <text:p text:style-name="P27"><text:span text:style-name="T12"/></text:p>
      <text:p text:style-name="P19"><text:span text:style-name="T3">0x0</text:span><text:span text:style-name="T45">B</text:span><text:span text:style-name="T3">,0x</text:span><text:span text:style-name="T21">0</text:span><text:span text:style-name="T43">0 swit</text:span><text:span text:style-name="T47">c</text:span><text:span text:style-name="T43">h on</text:span></text:p>
      <text:p text:style-name="P28"><text:span text:style-name="T30">10</text:span><text:span text:style-name="T27">:</text:span><text:span text:style-name="T31">distance </text:span><text:span text:style-name="T32">from player</text:span></text:p>
      <text:p text:style-name="P28"><text:span text:style-name="T28">Stag</text:span><text:span text:style-name="T27">:</text:span><text:span text:style-name="T30">id switch</text:span></text:p>
      <text:p text:style-name="P28"><text:span text:style-name="T30"/></text:p>
      <text:p text:style-name="P20"><text:span text:style-name="T3">0x0</text:span><text:span text:style-name="T45">B</text:span><text:span text:style-name="T3">,0x</text:span><text:span text:style-name="T21">0</text:span><text:span text:style-name="T47">1</text:span><text:span text:style-name="T43"> swit</text:span><text:span text:style-name="T47">c</text:span><text:span text:style-name="T43">h on</text:span></text:p>
      <text:p text:style-name="P29"><text:span text:style-name="T30">10</text:span><text:span text:style-name="T27">:</text:span><text:span text:style-name="T32">0x40</text:span><text:span text:style-name="T30"> ?</text:span><text:span text:style-name="T31">distance</text:span></text:p>
      <text:p text:style-name="P29"><text:span text:style-name="T28">Stag</text:span><text:span text:style-name="T27">:</text:span><text:span text:style-name="T30">id switch</text:span></text:p>
      <text:p text:style-name="P36">0x<text:span text:style-name="T51">E</text:span> - <text:span text:style-name="T49">scrolls</text:span></text:p>
      <text:p text:style-name="P32"><text:span text:style-name="T35"/></text:p>
      <text:p text:style-name="P21"><text:span text:style-name="T3">0x0</text:span><text:span text:style-name="T52">E</text:span><text:span text:style-name="T3">,0x</text:span><text:span text:style-name="T21">0</text:span><text:span text:style-name="T52">3</text:span><text:span text:style-name="T43"> </text:span><text:span text:style-name="T52">end portal</text:span></text:p>
      <text:p text:style-name="P21"/>
      <text:p text:style-name="P34"><text:span text:style-name="T5">0x0</text:span><text:span text:style-name="T13">E</text:span><text:span text:style-name="T5">,0x</text:span><text:span text:style-name="T14">0</text:span><text:span text:style-name="T15">5</text:span><text:span text:style-name="T16"> </text:span><text:span text:style-name="T15">scrolls</text:span></text:p>
      <text:p text:style-name="P33"><text:span text:style-name="T34">par1</text:span><text:span text:style-name="T27">:</text:span><text:span text:style-name="T35">type of spell ?</text:span></text:p>
      <text:p text:style-name="P11"/>
      <text:p text:style-name="P35">0xF - <text:span text:style-name="T49">scrolls</text:span></text:p>
      <text:p text:style-name="P30">subtype:0x0</text:p>
      <text:p text:style-name="P31">subtype:0x<text:span text:style-name="T50">2</text:span></text:p>
      <text:p text:style-name="P32">subtype:0x<text:span text:style-name="T51">3</text:span></text:p>
      <text:p text:style-name="P31"><text:span text:style-name="T28">Stag</text:span><text:span text:style-name="T27">:</text:span><text:span text:style-name="T33">0x1</text:span></text:p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8:54:46.460000000</meta:creation-date>
    <dc:date>2021-03-08T20:07:46.444000000</dc:date>
    <meta:editing-duration>PT5H58M20S</meta:editing-duration>
    <meta:editing-cycles>33</meta:editing-cycles>
    <meta:generator>LibreOffice/7.0.1.2$Windows_X86_64 LibreOffice_project/7cbcfc562f6eb6708b5ff7d7397325de9e764452</meta:generator>
    <meta:document-statistic meta:table-count="0" meta:image-count="0" meta:object-count="0" meta:page-count="8" meta:paragraph-count="94" meta:word-count="264" meta:character-count="1359" meta:non-whitespace-character-count="1187"/>
  </office:meta>
</office:document-meta>
</file>